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System/Subsystem Specification (SSS)</text:p>
      <text:p text:style-name="Author">Development Team</text:p>
      <text:p text:style-name="Date">2024-06-26</text:p>
      <text:h text:style-name="Heading_20_1" text:outline-level="1"><text:bookmark-start text:name="systemsubsystem-specification-sss"/>System/Subsystem Specification (SSS)<text:bookmark-end text:name="systemsubsystem-specification-sss"/></text:h>
      <text:h text:style-name="Heading_20_2" text:outline-level="2"><text:bookmark-start text:name="scope"/>1. Scope<text:bookmark-end text:name="scope"/></text:h>
      <text:h text:style-name="Heading_20_3" text:outline-level="3"><text:bookmark-start text:name="identification"/>1.1 Identification<text:bookmark-end text:name="identification"/></text:h>
      <text:p text:style-name="First_20_paragraph"><text:span text:style-name="T1">SSS-001: System Identification</text:span> - The system <text:span text:style-name="T1">shall</text:span> be identified by the following information: - <text:span text:style-name="T1">System Name</text:span>: [Project Name] System - <text:span text:style-name="T1">System Identifier</text:span>: [PROJ-001] - <text:span text:style-name="T1">Version</text:span>: 1.0 - <text:span text:style-name="T1">Release</text:span>: Initial Release - <text:span text:style-name="T1">Classification</text:span>: [Unclassified/Classified Level]</text:p>
      <text:h text:style-name="Heading_20_3" text:outline-level="3"><text:bookmark-start text:name="system-overview"/>1.2 System Overview<text:bookmark-end text:name="system-overview"/></text:h>
      <text:p text:style-name="First_20_paragraph"><text:span text:style-name="T1">SSS-002: System Purpose</text:span> - The system <text:span text:style-name="T1">shall</text:span> provide [primary system purpose and functionality] - The system <text:span text:style-name="T1">shall</text:span> support [key operational capabilities] - The system <text:span text:style-name="T1">shall</text:span> integrate with [existing systems or infrastructure]</text:p>
      <text:p text:style-name="Text_20_body"><text:span text:style-name="T1">SSS-003: System History</text:span> - The system <text:span text:style-name="T1">shall</text:span> be developed as a [new system/upgrade to existing system] - The system <text:span text:style-name="T1">shall</text:span> replace [legacy system if applicable] - The system <text:span text:style-name="T1">shall</text:span> maintain compatibility with [existing interfaces]</text:p>
      <text:p text:style-name="Text_20_body"><text:span text:style-name="T1">SSS-004: Stakeholder Identification</text:span> - <text:span text:style-name="T1">Project Sponsor</text:span>: [Organization Name] - <text:span text:style-name="T1">Acquirer</text:span>: [Contracting Organization] - <text:span text:style-name="T1">User</text:span>: [End User Organization] - <text:span text:style-name="T1">Developer</text:span>: [Development Organization] - <text:span text:style-name="T1">Support Agencies</text:span>: [Support Organizations]</text:p>
      <text:h text:style-name="Heading_20_3" text:outline-level="3"><text:bookmark-start text:name="document-overview"/>1.3 Document Overview<text:bookmark-end text:name="document-overview"/></text:h>
      <text:p text:style-name="First_20_paragraph"><text:span text:style-name="T1">SSS-005: Document Purpose</text:span> - This document <text:span text:style-name="T1">shall</text:span> specify the system requirements for [system name] - This document <text:span text:style-name="T1">shall</text:span> serve as the basis for system design and development - This document <text:span text:style-name="T1">shall</text:span> support system testing and acceptance</text:p>
      <text:h text:style-name="Heading_20_2" text:outline-level="2"><text:bookmark-start text:name="referenced-documents"/>2. Referenced Documents<text:bookmark-end text:name="referenced-documents"/></text:h>
      <text:h text:style-name="Heading_20_3" text:outline-level="3"><text:bookmark-start text:name="government-documents"/>2.1 Government Documents<text:bookmark-end text:name="government-documents"/></text:h>
      <text:p text:style-name="First_20_paragraph"><text:span text:style-name="T1">SSS-006: Military Standards</text:span> - MIL-STD-498: Software Development and Documentation - MIL-STD-961E: Defense and Program-Unique Specifications Format and Content</text:p>
      <text:h text:style-name="Heading_20_3" text:outline-level="3"><text:bookmark-start text:name="commercial-standards"/>2.2 Commercial Standards<text:bookmark-end text:name="commercial-standards"/></text:h>
      <text:p text:style-name="First_20_paragraph"><text:span text:style-name="T1">SSS-007: Industry Standards</text:span> - IEEE 830: Software Requirements Specification - ISO/IEC 25010: Systems and software Quality Requirements and Evaluation</text:p>
      <text:h text:style-name="Heading_20_2" text:outline-level="2"><text:bookmark-start text:name="requirements"/>3. Requirements<text:bookmark-end text:name="requirements"/></text:h>
      <text:h text:style-name="Heading_20_3" text:outline-level="3"><text:bookmark-start text:name="required-states-and-modes"/>3.1 Required States and Modes<text:bookmark-end text:name="required-states-and-modes"/></text:h>
      <text:p text:style-name="First_20_paragraph"><text:span text:style-name="T1">SSS-008: System States</text:span> - The system <text:span text:style-name="T1">shall</text:span> operate in the following states: - <text:span text:style-name="T1">Idle State</text:span>: System is powered on but not actively processing - <text:span text:style-name="T1">Ready State</text:span>: System is prepared to accept and process requests - <text:span text:style-name="T1">Active State</text:span>: System is actively processing user requests - <text:span text:style-name="T1">Maintenance State</text:span>: System is under maintenance or configuration - <text:span text:style-name="T1">Emergency State</text:span>: System is operating under emergency conditions</text:p>
      <text:p text:style-name="Text_20_body"><text:span text:style-name="T1">SSS-009: System Modes</text:span> - The system <text:span text:style-name="T1">shall</text:span> support the following operational modes: - <text:span text:style-name="T1">Normal Mode</text:span>: Standard operational conditions - <text:span text:style-name="T1">Degraded Mode</text:span>: Reduced functionality due to component failure - <text:span text:style-name="T1">Training Mode</text:span>: System operation for training purposes - <text:span text:style-name="T1">Backup Mode</text:span>: Operation using backup systems or procedures</text:p>
      <text:h text:style-name="Heading_20_3" text:outline-level="3"><text:bookmark-start text:name="system-capability-requirements"/>3.2 System Capability Requirements<text:bookmark-end text:name="system-capability-requirements"/></text:h>
      <text:h text:style-name="Heading_20_4" text:outline-level="4"><text:bookmark-start text:name="user-management-capability"/>3.2.1 User Management Capability<text:bookmark-end text:name="user-management-capability"/></text:h>
      <text:p text:style-name="First_20_paragraph"><text:span text:style-name="T1">SSS-010: User Registration</text:span> - The system <text:span text:style-name="T1">shall</text:span> allow new users to register with valid credentials - The system <text:span text:style-name="T1">shall</text:span> validate user information before account creation - The system <text:span text:style-name="T1">shall</text:span> send confirmation emails upon successful registration</text:p>
      <text:p text:style-name="Text_20_body"><text:span text:style-name="T1">SSS-011: User Authentication</text:span> - The system <text:span text:style-name="T1">shall</text:span> authenticate users using secure login procedures - The system <text:span text:style-name="T1">shall</text:span> implement multi-factor authentication - The system <text:span text:style-name="T1">shall</text:span> lock accounts after multiple failed login attempts</text:p>
      <text:p text:style-name="Text_20_body"><text:span text:style-name="T1">SSS-012: User Authorization</text:span> - The system <text:span text:style-name="T1">shall</text:span> enforce role-based access control - The system <text:span text:style-name="T1">shall</text:span> restrict access based on user permissions - The system <text:span text:style-name="T1">shall</text:span> log all access attempts and actions</text:p>
      <text:h text:style-name="Heading_20_4" text:outline-level="4"><text:bookmark-start text:name="data-management-capability"/>3.2.2 Data Management Capability<text:bookmark-end text:name="data-management-capability"/></text:h>
      <text:p text:style-name="First_20_paragraph"><text:span text:style-name="T1">SSS-013: Data Storage</text:span> - The system <text:span text:style-name="T1">shall</text:span> store data in secure, encrypted databases - The system <text:span text:style-name="T1">shall</text:span> implement data backup and recovery procedures - The system <text:span text:style-name="T1">shall</text:span> maintain data integrity and consistency</text:p>
      <text:p text:style-name="Text_20_body"><text:span text:style-name="T1">SSS-014: Data Processing</text:span> - The system <text:span text:style-name="T1">shall</text:span> process data according to business rules - The system <text:span text:style-name="T1">shall</text:span> validate data inputs and outputs - The system <text:span text:style-name="T1">shall</text:span> handle data errors gracefully</text:p>
      <text:p text:style-name="Text_20_body"><text:span text:style-name="T1">SSS-015: Data Reporting</text:span> - The system <text:span text:style-name="T1">shall</text:span> generate standard and custom reports - The system <text:span text:style-name="T1">shall</text:span> support data export in multiple formats - The system <text:span text:style-name="T1">shall</text:span> provide real-time data analytics</text:p>
      <text:h text:style-name="Heading_20_3" text:outline-level="3"><text:bookmark-start text:name="system-external-interface-requirements"/>3.3 System External Interface Requirements<text:bookmark-end text:name="system-external-interface-requirements"/></text:h>
      <text:h text:style-name="Heading_20_4" text:outline-level="4"><text:bookmark-start text:name="interface-identification"/>3.3.1 Interface Identification<text:bookmark-end text:name="interface-identification"/></text:h>
      <text:p text:style-name="First_20_paragraph"><text:span text:style-name="T1">SSS-016: User Interface</text:span> - <text:span text:style-name="T1">Interface ID</text:span>: UI-001 - <text:span text:style-name="T1">Interface Type</text:span>: Web-based user interface - <text:span text:style-name="T1">Interfacing Entity</text:span>: End users - <text:span text:style-name="T1">Interface Characteristics</text:span>: Responsive design, accessibility compliant</text:p>
      <text:p text:style-name="Text_20_body"><text:span text:style-name="T1">SSS-017: Database Interface</text:span> - <text:span text:style-name="T1">Interface ID</text:span>: DB-001 - <text:span text:style-name="T1">Interface Type</text:span>: Database connection - <text:span text:style-name="T1">Interfacing Entity</text:span>: Database management system - <text:span text:style-name="T1">Interface Characteristics</text:span>: Secure, high-performance connection</text:p>
      <text:p text:style-name="Text_20_body"><text:span text:style-name="T1">SSS-018: API Interface</text:span> - <text:span text:style-name="T1">Interface ID</text:span>: API-001 - <text:span text:style-name="T1">Interface Type</text:span>: RESTful API - <text:span text:style-name="T1">Interfacing Entity</text:span>: External systems - <text:span text:style-name="T1">Interface Characteristics</text:span>: JSON format, authentication required</text:p>
      <text:h text:style-name="Heading_20_3" text:outline-level="3"><text:bookmark-start text:name="security-and-privacy-requirements"/>3.4 Security and Privacy Requirements<text:bookmark-end text:name="security-and-privacy-requirements"/></text:h>
      <text:p text:style-name="First_20_paragraph"><text:span text:style-name="T1">SSS-019: Access Control</text:span> - The system <text:span text:style-name="T1">shall</text:span> implement role-based access control - The system <text:span text:style-name="T1">shall</text:span> enforce least privilege principles - The system <text:span text:style-name="T1">shall</text:span> require strong authentication</text:p>
      <text:p text:style-name="Text_20_body"><text:span text:style-name="T1">SSS-020: Data Protection</text:span> - The system <text:span text:style-name="T1">shall</text:span> encrypt sensitive data at rest and in transit - The system <text:span text:style-name="T1">shall</text:span> implement data anonymization where required - The system <text:span text:style-name="T1">shall</text:span> comply with privacy regulations</text:p>
      <text:p text:style-name="Text_20_body"><text:span text:style-name="T1">SSS-021: Audit and Monitoring</text:span> - The system <text:span text:style-name="T1">shall</text:span> log all security-relevant events - The system <text:span text:style-name="T1">shall</text:span> provide real-time security monitoring - The system <text:span text:style-name="T1">shall</text:span> support security incident response</text:p>
      <text:h text:style-name="Heading_20_3" text:outline-level="3"><text:bookmark-start text:name="system-quality-factors"/>3.5 System Quality Factors<text:bookmark-end text:name="system-quality-factors"/></text:h>
      <text:p text:style-name="First_20_paragraph"><text:span text:style-name="T1">SSS-022: Reliability Requirements</text:span> - The system <text:span text:style-name="T1">shall</text:span> achieve 99.9% uptime - The system <text:span text:style-name="T1">shall</text:span> have mean time between failures of [X] hours - The system <text:span text:style-name="T1">shall</text:span> implement automatic error recovery</text:p>
      <text:p text:style-name="Text_20_body"><text:span text:style-name="T1">SSS-023: Performance Requirements</text:span> - The system <text:span text:style-name="T1">shall</text:span> respond to user requests within [X] seconds - The system <text:span text:style-name="T1">shall</text:span> support [Y] concurrent users - The system <text:span text:style-name="T1">shall</text:span> process [Z] transactions per second</text:p>
      <text:p text:style-name="Text_20_body"><text:span text:style-name="T1">SSS-024: Maintainability Requirements</text:span> - The system <text:span text:style-name="T1">shall</text:span> support modular design principles - The system <text:span text:style-name="T1">shall</text:span> provide comprehensive logging and monitoring - The system <text:span text:style-name="T1">shall</text:span> enable easy configuration changes</text:p>
      <text:p text:style-name="Text_20_body"><text:span text:style-name="T1">SSS-025: Usability Requirements</text:span> - The system <text:span text:style-name="T1">shall</text:span> be learnable within [X] hours of training - The system <text:span text:style-name="T1">shall</text:span> support user productivity goals - The system <text:span text:style-name="T1">shall</text:span> provide helpful error messages and guidance</text:p>
      <text:h text:style-name="Heading_20_3" text:outline-level="3"><text:bookmark-start text:name="design-and-construction-constraints"/>3.6 Design and Construction Constraints<text:bookmark-end text:name="design-and-construction-constraints"/></text:h>
      <text:p text:style-name="First_20_paragraph"><text:span text:style-name="T1">SSS-026: Architecture Constraints</text:span> - The system <text:span text:style-name="T1">shall</text:span> follow [specified architecture pattern] - The system <text:span text:style-name="T1">shall</text:span> use [specified design principles] - The system <text:span text:style-name="T1">shall</text:span> implement [specified coding standards]</text:p>
      <text:p text:style-name="Text_20_body"><text:span text:style-name="T1">SSS-027: Technology Constraints</text:span> - The system <text:span text:style-name="T1">shall</text:span> use [specified programming languages] - The system <text:span text:style-name="T1">shall</text:span> implement [specified frameworks] - The system <text:span text:style-name="T1">shall</text:span> comply with [specified standards]</text:p>
      <text:p text:style-name="Text_20_body"><text:span text:style-name="T1">SSS-028: Physical Constraints</text:span> - The system <text:span text:style-name="T1">shall</text:span> fit within [specified physical dimensions] - The system <text:span text:style-name="T1">shall</text:span> weigh no more than [X] pounds - The system <text:span text:style-name="T1">shall</text:span> operate within [specified power requirements]</text:p>
      <text:h text:style-name="Heading_20_2" text:outline-level="2"><text:bookmark-start text:name="qualification-provisions"/>4. Qualification Provisions<text:bookmark-end text:name="qualification-provisions"/></text:h>
      <text:h text:style-name="Heading_20_3" text:outline-level="3"><text:bookmark-start text:name="qualification-methods"/>4.1 Qualification Methods<text:bookmark-end text:name="qualification-methods"/></text:h>
      <text:p text:style-name="First_20_paragraph"><text:span text:style-name="T1">SSS-029: Testing Methods</text:span> - <text:span text:style-name="T1">Demonstration</text:span>: User interface functionality, system integration - <text:span text:style-name="T1">Test</text:span>: Performance testing, security testing, load testing - <text:span text:style-name="T1">Analysis</text:span>: Code review, architecture analysis, risk assessment - <text:span text:style-name="T1">Inspection</text:span>: Documentation review, configuration verification</text:p>
      <text:h text:style-name="Heading_20_3" text:outline-level="3"><text:bookmark-start text:name="qualification-requirements"/>4.2 Qualification Requirements<text:bookmark-end text:name="qualification-requirements"/></text:h>
      <text:p text:style-name="First_20_paragraph"><text:span text:style-name="T1">SSS-030: Test Coverage</text:span> - The system <text:span text:style-name="T1">shall</text:span> achieve [X]% code coverage - The system <text:span text:style-name="T1">shall</text:span> pass all unit and integration tests - The system <text:span text:style-name="T1">shall</text:span> complete system acceptance testing</text:p>
      <text:p text:style-name="Text_20_body"><text:span text:style-name="T1">SSS-031: Performance Qualification</text:span> - The system <text:span text:style-name="T1">shall</text:span> meet all performance benchmarks - The system <text:span text:style-name="T1">shall</text:span> pass stress and load testing - The system <text:span text:style-name="T1">shall</text:span> demonstrate scalability requirements</text:p>
      <text:h text:style-name="Heading_20_2" text:outline-level="2"><text:bookmark-start text:name="requirements-traceability"/>5. Requirements Traceability<text:bookmark-end text:name="requirements-traceability"/></text:h>
      <text:h text:style-name="Heading_20_3" text:outline-level="3"><text:bookmark-start text:name="traceability-matrix"/>5.1 Traceability Matrix<text:bookmark-end text:name="traceability-matrix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Requirement ID</text:p>
            </table:table-cell>
            <table:table-cell table:style-name="TableHeaderRowCell" office:value-type="string">
              <text:p text:style-name="Table_20_Heading">Parent Requirement</text:p>
            </table:table-cell>
            <table:table-cell table:style-name="TableHeaderRowCell" office:value-type="string">
              <text:p text:style-name="Table_20_Heading">Child Requirements</text:p>
            </table:table-cell>
            <table:table-cell table:style-name="TableHeaderRowCell" office:value-type="string">
              <text:p text:style-name="Table_20_Heading">Status</text:p>
            </table:table-cell>
          </table:table-row>
        </table:table-header-rows>
        <table:table-row>
          <table:table-cell table:style-name="TableRowCell" office:value-type="string">
            <text:p text:style-name="Table_20_Contents">SSS-001</text:p>
          </table:table-cell>
          <table:table-cell table:style-name="TableRowCell" office:value-type="string">
            <text:p text:style-name="Table_20_Contents">-</text:p>
          </table:table-cell>
          <table:table-cell table:style-name="TableRowCell" office:value-type="string">
            <text:p text:style-name="Table_20_Contents">SSS-002, SSS-003, SSS-004</text:p>
          </table:table-cell>
          <table:table-cell table:style-name="TableRowCell" office:value-type="string">
            <text:p text:style-name="Table_20_Contents">Approved</text:p>
          </table:table-cell>
        </table:table-row>
        <table:table-row>
          <table:table-cell table:style-name="TableRowCell" office:value-type="string">
            <text:p text:style-name="Table_20_Contents">SSS-010</text:p>
          </table:table-cell>
          <table:table-cell table:style-name="TableRowCell" office:value-type="string">
            <text:p text:style-name="Table_20_Contents">SSS-002</text:p>
          </table:table-cell>
          <table:table-cell table:style-name="TableRowCell" office:value-type="string">
            <text:p text:style-name="Table_20_Contents">SSS-011, SSS-012</text:p>
          </table:table-cell>
          <table:table-cell table:style-name="TableRowCell" office:value-type="string">
            <text:p text:style-name="Table_20_Contents">In Progress</text:p>
          </table:table-cell>
        </table:table-row>
        <table:table-row>
          <table:table-cell table:style-name="TableRowCell" office:value-type="string">
            <text:p text:style-name="Table_20_Contents">SSS-013</text:p>
          </table:table-cell>
          <table:table-cell table:style-name="TableRowCell" office:value-type="string">
            <text:p text:style-name="Table_20_Contents">SSS-002</text:p>
          </table:table-cell>
          <table:table-cell table:style-name="TableRowCell" office:value-type="string">
            <text:p text:style-name="Table_20_Contents">SSS-014, SSS-015</text:p>
          </table:table-cell>
          <table:table-cell table:style-name="TableRowCell" office:value-type="string">
            <text:p text:style-name="Table_20_Contents">Approved</text:p>
          </table:table-cell>
        </table:table-row>
        <table:table-row>
          <table:table-cell table:style-name="TableRowCell" office:value-type="string">
            <text:p text:style-name="Table_20_Contents">SSS-019</text:p>
          </table:table-cell>
          <table:table-cell table:style-name="TableRowCell" office:value-type="string">
            <text:p text:style-name="Table_20_Contents">SSS-002</text:p>
          </table:table-cell>
          <table:table-cell table:style-name="TableRowCell" office:value-type="string">
            <text:p text:style-name="Table_20_Contents">SSS-020, SSS-021</text:p>
          </table:table-cell>
          <table:table-cell table:style-name="TableRowCell" office:value-type="string">
            <text:p text:style-name="Table_20_Contents">Approved</text:p>
          </table:table-cell>
        </table:table-row>
      </table:table>
      <text:h text:style-name="Heading_20_3" text:outline-level="3"><text:bookmark-start text:name="change-management"/>5.2 Change Management<text:bookmark-end text:name="change-management"/></text:h>
      <text:p text:style-name="First_20_paragraph"><text:span text:style-name="T1">SSS-032: Change Control</text:span> - All requirement changes <text:span text:style-name="T1">shall</text:span> be documented in change requests - Changes <text:span text:style-name="T1">shall</text:span> be reviewed by technical and business stakeholders - Changes <text:span text:style-name="T1">shall</text:span> be tested before implementation</text:p>
      <text:h text:style-name="Heading_20_2" text:outline-level="2"><text:bookmark-start text:name="notes"/>6. Notes<text:bookmark-end text:name="notes"/></text:h>
      <text:h text:style-name="Heading_20_3" text:outline-level="3"><text:bookmark-start text:name="acronyms-and-abbreviations"/>6.1 Acronyms and Abbreviations<text:bookmark-end text:name="acronyms-and-abbreviations"/></text:h>
      <text:list text:style-name="L1">
        <text:list-item>
          <text:p text:style-name="P1"><text:span text:style-name="T1">SSS</text:span>: System/Subsystem Specification</text:p>
        </text:list-item>
        <text:list-item>
          <text:p text:style-name="P1"><text:span text:style-name="T1">API</text:span>: Application Programming Interface</text:p>
        </text:list-item>
        <text:list-item>
          <text:p text:style-name="P1"><text:span text:style-name="T1">CPU</text:span>: Central Processing Unit</text:p>
        </text:list-item>
        <text:list-item>
          <text:p text:style-name="P1"><text:span text:style-name="T1">GB</text:span>: Gigabyte</text:p>
        </text:list-item>
        <text:list-item>
          <text:p text:style-name="P1"><text:span text:style-name="T1">JSON</text:span>: JavaScript Object Notation</text:p>
        </text:list-item>
        <text:list-item>
          <text:p text:style-name="P1"><text:span text:style-name="T1">RAM</text:span>: Random Access Memory</text:p>
        </text:list-item>
        <text:list-item>
          <text:p text:style-name="P1"><text:span text:style-name="T1">REST</text:span>: Representational State Transfer</text:p>
        </text:list-item>
        <text:list-item>
          <text:p text:style-name="P1"><text:span text:style-name="T1">WCAG</text:span>: Web Content Accessibility Guidelines</text:p>
        </text:list-item>
      </text:list>
      <text:h text:style-name="Heading_20_3" text:outline-level="3"><text:bookmark-start text:name="definitions"/>6.2 Definitions<text:bookmark-end text:name="definitions"/></text:h>
      <text:list text:style-name="L2">
        <text:list-item>
          <text:p text:style-name="P2"><text:span text:style-name="T1">System</text:span>: The complete software and hardware solution</text:p>
        </text:list-item>
        <text:list-item>
          <text:p text:style-name="P2"><text:span text:style-name="T1">Component</text:span>: A modular part of the system</text:p>
        </text:list-item>
        <text:list-item>
          <text:p text:style-name="P2"><text:span text:style-name="T1">Interface</text:span>: A boundary between system components</text:p>
        </text:list-item>
        <text:list-item>
          <text:p text:style-name="P2"><text:span text:style-name="T1">Requirement</text:span>: A condition or capability that must be met</text:p>
        </text:list-item>
        <text:list-item>
          <text:p text:style-name="P2"><text:span text:style-name="T1">Stakeholder</text:span>: Any person or organization affected by the system</text:p>
        </text:list-item>
      </text:list>
      <text:h text:style-name="Heading_20_3" text:outline-level="3"><text:bookmark-start text:name="background-information"/>6.3 Background Information<text:bookmark-end text:name="background-information"/></text:h>
      <text:p text:style-name="First_20_paragraph">This System/Subsystem Specification follows MIL-STD-498 guidelines and provides a comprehensive framework for system development. The requirements are structured to support traceability, testing, and validation throughout the development lifecyc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System/Subsystem Specification (SSS)</dc:title>
    <dc:description/>
    <dc:subject/>
    <meta:keyword/>
    <meta:initial-creator>Development Team</meta:initial-creator>
    <dc:creator>Development Team</dc:creator>
    <meta:creation-date>2025-06-27T03:46:21Z</meta:creation-date>
    <dc:date>2025-06-27T03:46:21Z</dc:date>
    <meta:user-defined meta:name="date" meta:value-type="string">2024-06-26</meta:user-defined>
    <meta:user-defined meta:name="document_type" meta:value-type="string">System/Subsystem Specification</meta:user-defined>
    <meta:user-defined meta:name="standard" meta:value-type="string">MIL-STD-498</meta:user-defined>
    <meta:user-defined meta:name="status" meta:value-type="string">Draft</meta:user-defined>
    <meta:user-defined meta:name="version" meta:value-type="string">1.0</meta:user-defined>
  </office:meta>
</office:document-meta>
</file>